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h text:style-name="Heading_20_3" text:outline-level="3">Comércios de Corumbá</text:h>
      <text:p text:style-name="Text_20_body">Corumbá possui uma tradição comercial marcada por sua localização estratégica às margens do Rio Paraguai, que no passado a transformou em um importante entreposto de navegação e exportação. Essa herança se reflete até hoje no dinamismo do comércio local, que reúne desde mercados tradicionais até centros de artesanato, feiras culturais e lojas voltadas ao turismo.</text:p>
      <text:p text:style-name="Text_20_body">Um dos marcos históricos do comércio na cidade é o antigo Mercadão, construído no início do século XX, que centralizava a venda de alimentos, artesanatos e produtos típicos da região. Hoje, ele continua sendo símbolo da vida econômica e cultural da cidade. Já a <text:span text:style-name="Strong_20_Emphasis">Casa do Artesão</text:span> representa o elo entre tradição e empreendedorismo, promovendo o artesanato pantaneiro e gerando renda para famílias locais.</text:p>
      <text:p text:style-name="Text_20_body">Entre as iniciativas recentes que valorizam a produção local, destaca-se o projeto <text:span text:style-name="Strong_20_Emphasis">Corumbá Produz</text:span>. A ação incentiva o consumo de produtos feitos na cidade, desde alimentos artesanais até cosméticos naturais e peças de vestuário. A proposta é valorizar a economia criativa e dar visibilidade a produtores locais, fortalecendo o comércio de base comunitária e sustentável. O selo “Corumbá Produz” identifica esses produtos e estimula a circulação da renda dentro da própria cidade.</text:p>
      <text:p text:style-name="Text_20_body">Além disso, Corumbá abriga pequenos e médios empreendimentos nas áreas de moda, alimentação, souvenirs e produtos regionais, atendendo tanto à população local quanto aos turistas. Eventos como o Carnaval, o Festival América do Sul e feiras gastronômicas ajudam a impulsionar a economia criativa, movimentando bares, restaurantes, lojas e hotéis.</text:p>
      <text:p text:style-name="Text_20_body">Essa diversidade comercial é um reflexo da identidade plural da cidade e de sua capacidade de unir cultura, história e desenvolvimento econômico em um só lugar.</text:p>
      <text:p text:style-name="Text_20_body"/>
      <text:p text:style-name="Text_20_body"/>
      <text:h text:style-name="Heading_20_3" text:outline-level="3">Utilidades Públicas em Corumbá</text:h>
      <text:p text:style-name="Text_20_body">Ao visitar Corumbá, além de sua riqueza cultural e paisagística, é importante ter acesso a serviços públicos e informações que garantam uma experiência tranquila e segura na cidade. Abaixo estão algumas utilidades e curiosidades que todo turista deve conhecer:</text:p>
      <text:h text:style-name="Heading_20_4" text:outline-level="4">Centros de Atendimento ao Turista (CAT)</text:h>
      <text:p text:style-name="Text_20_body">Corumbá conta com postos de atendimento ao turista, como o localizado no <text:span text:style-name="Strong_20_Emphasis">Centro de Convenções do Pantanal Miguel Gómez</text:span>, às margens do Rio Paraguai. O espaço oferece mapas, folders informativos, guias culturais e equipe treinada para orientar sobre roteiros e eventos locais.</text:p>
      <text:h text:style-name="Heading_20_4" text:outline-level="4">Hospitais e Saúde Pública</text:h>
      <text:p text:style-name="Text_20_body">A cidade possui rede pública e particular de saúde. Destaque para a <text:span text:style-name="Strong_20_Emphasis">Santa Casa de Corumbá</text:span>, que atende emergências, e unidades de pronto-atendimento (UPAs). Turistas estrangeiros podem buscar <text:soft-page-break/>atendimento mediante apresentação de documentos de identificação e, preferencialmente, seguro viagem.</text:p>
      <text:h text:style-name="Heading_20_4" text:outline-level="4">Casa de Passagem e Casa do Migrante</text:h>
      <text:p text:style-name="Text_20_body">Para atender pessoas em situação de vulnerabilidade temporária, Corumbá oferece suporte por meio da <text:span text:style-name="Strong_20_Emphasis">Casa de Passagem</text:span>, destinada a moradores de rua e viajantes sem recursos que necessitam de acolhimento emergencial.<text:line-break/>Já a <text:span text:style-name="Strong_20_Emphasis">Casa do Migrante</text:span>, conhecida também como <text:span text:style-name="Strong_20_Emphasis">Casa do Estrangeiro</text:span>, oferece abrigo humanitário e apoio principalmente a imigrantes e refugiados — muitos deles vindos da Bolívia ou em trânsito. Esses espaços contam com o apoio da Prefeitura e de organizações sociais, oferecendo refeições, dormitórios e encaminhamento para serviços de saúde e documentação.</text:p>
      <text:h text:style-name="Heading_20_4" text:outline-level="4">Transporte e Acesso</text:h>
      <text:p text:style-name="Text_20_body">Além do terminal rodoviário, Corumbá possui um aeroporto regional com voos diretos para Campo Grande. Táxis, aplicativos de mobilidade e mototáxis são amplamente utilizados. O acesso à Bolívia (Puerto Quijarro) também é facilitado pela <text:span text:style-name="Strong_20_Emphasis">fronteira internacional</text:span>, o que torna a cidade um ponto estratégico para quem deseja visitar outro país.</text:p>
      <text:h text:style-name="Heading_20_4" text:outline-level="4">Segurança e Apoio ao Turista</text:h>
      <text:p text:style-name="Text_20_body">A <text:span text:style-name="Strong_20_Emphasis">Polícia Turística</text:span> atua em pontos estratégicos, especialmente durante eventos culturais. Há ainda a <text:span text:style-name="Strong_20_Emphasis">Guarda Municipal</text:span> e o apoio do <text:span text:style-name="Strong_20_Emphasis">Corpo de Bombeiros</text:span>. Em caso de emergências, os principais telefones úteis incluem:</text:p>
      <text:list text:style-name="L2">
        <text:list-item>
          <text:p text:style-name="P2">Polícia: 190</text:p>
        </text:list-item>
        <text:list-item>
          <text:p text:style-name="P2">Bombeiros: 193</text:p>
        </text:list-item>
        <text:list-item>
          <text:p text:style-name="P2">SAMU: 192</text:p>
        </text:list-item>
        <text:list-item>
          <text:p text:style-name="P2">CAT (Turismo): (67) 3907-5382</text:p>
        </text:list-item>
      </text:list>
      <text:h text:style-name="Heading_20_4" text:outline-level="4">Internet e Comunicação</text:h>
      <text:p text:style-name="Text_20_body">A maioria dos pontos turísticos e praças centrais oferece <text:span text:style-name="Strong_20_Emphasis">Wi-Fi público gratuito</text:span>. Além disso, operadoras de telefonia móvel têm boa cobertura na área urbana. A cidade também conta com agências dos Correios, bancos, casas de câmbio e serviços de transporte internacional.</text:p>
      <text:h text:style-name="Heading_20_4" text:outline-level="4">Curiosidade: Trânsito entre dois países</text:h>
      <text:p text:style-name="Text_20_body">Corumbá é uma das poucas cidades brasileiras em que o turista pode <text:span text:style-name="Strong_20_Emphasis">caminhar até a Bolívia</text:span> pela Ponte Internacional da Amizade. Muitos aproveitam para conhecer Puerto Quijarro e Puerto Suárez, acessíveis a pé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3T17:45:51.100000000</meta:creation-date>
    <dc:date>2025-06-23T17:53:52.103000000</dc:date>
    <meta:editing-duration>PT8M1S</meta:editing-duration>
    <meta:editing-cycles>1</meta:editing-cycles>
    <meta:document-statistic meta:table-count="0" meta:image-count="0" meta:object-count="0" meta:page-count="2" meta:paragraph-count="26" meta:word-count="679" meta:character-count="4501" meta:non-whitespace-character-count="3851"/>
    <meta:generator>LibreOffice/7.4.3.2$Windows_X86_64 LibreOffice_project/1048a8393ae2eeec98dff31b5c133c5f1d08b890</meta:generator>
  </office:meta>
</office:document-meta>
</file>